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b286e" officeooo:paragraph-rsid="000b286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officeooo:paragraph-rsid="000645a6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1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style:font-name="Open Sans" fo:font-size="10pt" officeooo:rsid="000b4c79" officeooo:paragraph-rsid="000b4c79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26c027" style:font-size-asian="10pt" style:font-size-complex="10pt"/>
    </style:style>
    <style:style style:name="P14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Open Sans" fo:font-size="10pt" officeooo:paragraph-rsid="000645a6" style:font-size-asian="10pt" style:font-size-complex="10pt"/>
    </style:style>
    <style:style style:name="P15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style:font-name="Open Sans" fo:font-size="10pt" officeooo:rsid="000c49e2" officeooo:paragraph-rsid="000645a6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0645a6"/>
    </style:style>
    <style:style style:name="P17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2136b5"/>
    </style:style>
    <style:style style:name="P18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/>
      <style:text-properties officeooo:paragraph-rsid="001d129b"/>
    </style:style>
    <style:style style:name="P19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paragraph-rsid="0008aa6f" style:font-size-asian="10pt" style:font-size-complex="10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paragraph-rsid="000c49e2" style:font-size-asian="10pt" style:font-size-complex="10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officeooo:rsid="001b4888" officeooo:paragraph-rsid="001b4888" style:font-size-asian="10pt" style:font-size-complex="10pt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16098c" officeooo:paragraph-rsid="0016098c" style:font-size-asian="10pt" style:font-size-complex="10pt"/>
    </style:style>
    <style:style style:name="P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a3588" officeooo:paragraph-rsid="0026c027" style:font-size-asian="10pt" style:font-size-complex="10pt"/>
    </style:style>
    <style:style style:name="P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a3588" officeooo:paragraph-rsid="001fb14a" style:font-size-asian="10pt" style:font-size-complex="10pt"/>
    </style:style>
    <style:style style:name="P25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style:font-name="Open Sans" fo:font-size="10pt" style:text-underline-style="none" officeooo:rsid="000c49e2" officeooo:paragraph-rsid="000c49e2" style:font-size-asian="10pt" style:font-size-complex="10pt"/>
    </style:style>
    <style:style style:name="T1" style:family="text">
      <style:text-properties officeooo:rsid="000a3588"/>
    </style:style>
    <style:style style:name="T2" style:family="text">
      <style:text-properties officeooo:rsid="000b4c79"/>
    </style:style>
    <style:style style:name="T3" style:family="text">
      <style:text-properties officeooo:rsid="000c49e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49e2"/>
    </style:style>
    <style:style style:name="T7" style:family="text">
      <style:text-properties style:text-underline-style="none" officeooo:rsid="001531e2"/>
    </style:style>
    <style:style style:name="T8" style:family="text">
      <style:text-properties style:text-underline-style="none" officeooo:rsid="0016098c"/>
    </style:style>
    <style:style style:name="T9" style:family="text">
      <style:text-properties style:text-underline-style="none" officeooo:rsid="001783e8"/>
    </style:style>
    <style:style style:name="T10" style:family="text">
      <style:text-properties style:text-underline-style="none" officeooo:rsid="00197796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Open Sans" fo:font-size="10pt" style:text-underline-style="none" officeooo:rsid="000645a6" style:font-size-asian="10pt" style:font-size-complex="10pt"/>
    </style:style>
    <style:style style:name="T13" style:family="text">
      <style:text-properties style:font-name="Open Sans" fo:font-size="10pt" style:text-underline-style="none" officeooo:rsid="000e467d" style:font-size-asian="10pt" style:font-size-complex="10pt"/>
    </style:style>
    <style:style style:name="T14" style:family="text">
      <style:text-properties style:font-name="Open Sans" fo:font-size="10pt" style:text-underline-style="none" officeooo:rsid="001531e2" style:font-size-asian="10pt" style:font-size-complex="10pt"/>
    </style:style>
    <style:style style:name="T15" style:family="text">
      <style:text-properties style:font-name="Open Sans" fo:font-size="10pt" style:text-underline-style="none" officeooo:rsid="001fb14a" style:font-size-asian="10pt" style:font-size-complex="10pt"/>
    </style:style>
    <style:style style:name="T16" style:family="text">
      <style:text-properties style:font-name="Open Sans" fo:font-size="10pt" officeooo:rsid="000645a6" style:font-size-asian="10pt" style:font-size-complex="10pt"/>
    </style:style>
    <style:style style:name="T17" style:family="text">
      <style:text-properties style:font-name="Open Sans" fo:font-size="10pt" officeooo:rsid="001531e2" style:font-size-asian="10pt" style:font-size-complex="10pt"/>
    </style:style>
    <style:style style:name="T18" style:family="text">
      <style:text-properties style:font-name="Open Sans" fo:font-size="10pt" officeooo:rsid="000c49e2" style:font-size-asian="10pt" style:font-size-complex="10pt"/>
    </style:style>
    <style:style style:name="T19" style:family="text">
      <style:text-properties style:font-name="Open Sans" fo:font-size="10pt" officeooo:rsid="001dd672" style:font-size-asian="10pt" style:font-size-complex="10pt"/>
    </style:style>
    <style:style style:name="T20" style:family="text">
      <style:text-properties style:font-name="Open Sans" fo:font-size="10pt" officeooo:rsid="001d129b" style:font-size-asian="10pt" style:font-size-complex="10pt"/>
    </style:style>
    <style:style style:name="T21" style:family="text">
      <style:text-properties style:font-name="Open Sans" fo:font-size="10pt" officeooo:rsid="002136b5" style:font-size-asian="10pt" style:font-size-complex="10pt"/>
    </style:style>
    <style:style style:name="T22" style:family="text">
      <style:text-properties style:font-name="Open Sans" fo:font-size="10pt" officeooo:rsid="00244f9c" style:font-size-asian="10pt" style:font-size-complex="10pt"/>
    </style:style>
    <style:style style:name="T23" style:family="text">
      <style:text-properties style:font-name="Open Sans" fo:font-size="10pt" fo:font-weight="bold" officeooo:rsid="001d129b" style:font-size-asian="10pt" style:font-weight-asian="bold" style:font-size-complex="10pt" style:font-weight-complex="bold"/>
    </style:style>
    <style:style style:name="T24" style:family="text">
      <style:text-properties style:font-name="Open Sans" fo:font-size="10pt" fo:font-weight="bold" officeooo:rsid="001dd672" style:font-size-asian="10pt" style:font-weight-asian="bold" style:font-size-complex="10pt" style:font-weight-complex="bold"/>
    </style:style>
    <style:style style:name="T25" style:family="text">
      <style:text-properties style:text-underline-style="solid" style:text-underline-width="auto" style:text-underline-color="font-color" officeooo:rsid="000645a6"/>
    </style:style>
    <style:style style:name="T26" style:family="text">
      <style:text-properties style:text-underline-style="solid" style:text-underline-width="auto" style:text-underline-color="font-color" officeooo:rsid="0008aa6f"/>
    </style:style>
    <style:style style:name="T27" style:family="text">
      <style:text-properties officeooo:rsid="0027a1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27">3.1</text:span></text:p>
      <text:p text:style-name="P1"/>
      <text:p text:style-name="P1">Nom : <text:span text:style-name="T2">Consulter les commandes</text:span></text:p>
      <text:p text:style-name="P1"/>
      <text:p text:style-name="P1">Acteur(s) : <text:span text:style-name="T2">Directeurs / Managers / Pizzaïolos / Caissiers / Livreurs</text:span></text:p>
      <text:p text:style-name="P1"/>
      <text:p text:style-name="P1">Description : <text:span text:style-name="T2">La liste des commandes doit pouvoir être consultée</text:span></text:p>
      <text:p text:style-name="P1"/>
      <text:p text:style-name="P1">Auteur :</text:p>
      <text:p text:style-name="P1"/>
      <text:p text:style-name="P1">Date : <text:span text:style-name="T3">31/05/2020</text:span></text:p>
      <text:p text:style-name="P1"/>
      <text:p text:style-name="P8"><text:span text:style-name="T16">Pré-conditions : </text:span><text:span text:style-name="T17">L’utilisateur doit être authentifié</text:span></text:p>
      <text:p text:style-name="P2"/>
      <text:p text:style-name="P1">Démarrage : <text:span text:style-name="T2">L’utilisateur clique sur « Consulter les commandes »</text:span></text:p>
      <text:p text:style-name="P1"/>
      <text:p text:style-name="P4">Scénario nominal :</text:p>
      <text:list xml:id="list1255957013" text:style-name="L1">
        <text:list-item>
          <text:p text:style-name="P25">Le système affiche la liste des commandes et leurs états</text:p>
        </text:list-item>
        <text:list-item>
          <text:p text:style-name="P20"><text:span text:style-name="T6">L’utilisateur peut cliquer sur une commande </text:span><text:span text:style-name="T8">pour l’afficher</text:span></text:p>
        </text:list-item>
        <text:list-item>
          <text:p text:style-name="P22">Le système affiche les détails de la commande demandée.</text:p>
        </text:list-item>
        <text:list-item>
          <text:p text:style-name="P21"><text:span text:style-name="T10">L’</text:span><text:span text:style-name="T5">utilisateur change l’état de la commande. Déclenchement d’un cas d’utilisation « </text:span><text:span text:style-name="T11">Préparer une commande</text:span><text:span text:style-name="T5"> » / « </text:span><text:span text:style-name="T11">Livrer une commande</text:span><text:span text:style-name="T5"> »</text:span></text:p>
        </text:list-item>
      </text:list>
      <text:p text:style-name="P4"/>
      <text:p text:style-name="P2"><text:span text:style-name="T25">Scénario </text:span><text:span text:style-name="T26">alternatif :</text:span></text:p>
      <text:p text:style-name="P14"><text:span text:style-name="T7">2</text:span><text:span text:style-name="T9">a</text:span><text:span text:style-name="T6">. L’utilisateur peut consulter la liste des commandes.</text:span></text:p>
      <text:p text:style-name="P16"><text:span text:style-name="T14">2</text:span><text:span text:style-name="T18">b. L’utilisateur peut quitter la page. Fin du scénario.</text:span></text:p>
      <text:p text:style-name="P15"/>
      <text:p text:style-name="P17"><text:span text:style-name="T18">4</text:span><text:span text:style-name="T21">a. L’utilisateur peut revenir à la liste des commandes. </text:span><text:span text:style-name="T22">Retour à l’étape 1.</text:span></text:p>
      <text:p text:style-name="P18"><text:span text:style-name="T18">4</text:span><text:span text:style-name="T20">b. L’utilisateur clique sur « E</text:span><text:span text:style-name="T19">ncaisser</text:span><text:span text:style-name="T20"> la commande ». Déclenchement d’un cas d’utilisation « </text:span><text:span text:style-name="T23">E</text:span><text:span text:style-name="T24">ncaisser</text:span><text:span text:style-name="T23"> la commande</text:span><text:span text:style-name="T20"> ».</text:span></text:p>
      <text:p text:style-name="P4"/>
      <text:p text:style-name="P5">Scénario d’erreur :</text:p>
      <text:p text:style-name="P19"><text:span text:style-name="T7">1</text:span><text:span text:style-name="T3">a. Il n’y a aucune commande à afficher. Le système affiche un message d’erreur. Fin du scénario.</text:span></text:p>
      <text:p text:style-name="P7"/>
      <text:p text:style-name="P4">Fin :</text:p>
      <text:p text:style-name="P10"><text:span text:style-name="T12">Scénario nominal : </text:span><text:span text:style-name="T13">L’utilisateur clique sur une commande p</text:span><text:span text:style-name="T15">our en changer l’état.</text:span></text:p>
      <text:p text:style-name="P13">S<text:span text:style-name="T1">cénario alternatif :</text:span></text:p>
      <text:list xml:id="list3101799486" text:style-name="L2">
        <text:list-item>
          <text:p text:style-name="P23">L’utilisateur peut quitter la page.</text:p>
        </text:list-item>
        <text:list-item>
          <text:p text:style-name="P24">L’utilisateur peut cliquer sur une commande pour encaisser son paiement.</text:p>
        </text:list-item>
      </text:list>
      <text:p text:style-name="P12">Scénario d’erreur : Il n’y a aucune commande à afficher.</text:p>
      <text:p text:style-name="P3"/>
      <text:p text:style-name="P6">Complément :</text:p>
      <text:p text:style-name="P6"/>
      <text:p text:style-name="P9"><text:span text:style-name="T4">Ergonomie </text:span>: Il peut être utile de mettre en place un système de filtre par état (Finalisées, en cours, en préparation, annulées, etc.), par date, ainsi qu’un système de pagination.</text:p>
      <text:p text:style-name="P11">Le client peut également être intéressé par un système de statistique permettant de visualiser le succès de chaque pizza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10:43.020000000</meta:creation-date>
    <meta:editing-duration>PT10M42S</meta:editing-duration>
    <meta:editing-cycles>2</meta:editing-cycles>
    <meta:generator>LibreOffice/6.3.1.2$Windows_X86_64 LibreOffice_project/b79626edf0065ac373bd1df5c28bd630b4424273</meta:generator>
    <dc:date>2020-06-02T22:21:51.680000000</dc:date>
    <meta:document-statistic meta:table-count="0" meta:image-count="0" meta:object-count="0" meta:page-count="1" meta:paragraph-count="29" meta:word-count="271" meta:character-count="1671" meta:non-whitespace-character-count="1435"/>
  </office:meta>
</office:document-meta>
</file>